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Expressway" svg:font-family="Expressway, sans-serif"/>
    <style:font-face style:name="Verdana" svg:font-family="Verdana, BlinkMacSystemFont, apple-system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3pt" officeooo:paragraph-rsid="00042906" style:font-size-asian="13pt" style:font-size-complex="13pt"/>
    </style:style>
    <style:style style:name="P2" style:family="paragraph" style:parent-style-name="Standard">
      <style:text-properties style:font-name="Arial Black" fo:font-size="13pt" officeooo:paragraph-rsid="0005b53a" style:font-size-asian="13pt" style:font-size-complex="13pt"/>
    </style:style>
    <style:style style:name="P3" style:family="paragraph" style:parent-style-name="Standard">
      <style:text-properties style:font-name="Arial Black" fo:font-size="13pt" fo:font-style="normal" fo:font-weight="normal" officeooo:paragraph-rsid="0003443b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style:font-name="Arial Black" fo:font-size="13pt" fo:font-style="normal" fo:font-weight="normal" officeooo:rsid="0003443b" officeooo:paragraph-rsid="0003443b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officeooo:paragraph-rsid="00042906"/>
    </style:style>
    <style:style style:name="T1" style:family="text">
      <style:text-properties officeooo:rsid="0003443b"/>
    </style:style>
    <style:style style:name="T2" style:family="text">
      <style:text-properties fo:text-transform="uppercase" fo:color="#000000" fo:letter-spacing="normal"/>
    </style:style>
    <style:style style:name="T3" style:family="text">
      <style:text-properties fo:text-transform="uppercase" fo:color="#000000" fo:letter-spacing="normal" officeooo:rsid="0003443b"/>
    </style:style>
    <style:style style:name="T4" style:family="text">
      <style:text-properties officeooo:rsid="00042906"/>
    </style:style>
    <style:style style:name="T5" style:family="text">
      <style:text-properties style:font-name="Arial Black"/>
    </style:style>
    <style:style style:name="T6" style:family="text">
      <style:text-properties style:font-name="Arial Black" fo:font-size="12pt" fo:font-style="normal" fo:font-weight="normal" officeooo:rsid="00042906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 Black" fo:font-size="12pt" officeooo:rsid="00042906" style:font-size-asian="12pt" style:font-size-complex="12pt"/>
    </style:style>
    <style:style style:name="T8" style:family="text">
      <style:text-properties style:font-name="Arial Black" officeooo:rsid="00048ae8"/>
    </style:style>
    <style:style style:name="T9" style:family="text">
      <style:text-properties style:font-name="Arial Black" officeooo:rsid="00042906"/>
    </style:style>
    <style:style style:name="T10" style:family="text">
      <style:text-properties style:font-name="Arial Black" fo:font-size="13pt" style:font-size-asian="13pt" style:font-size-complex="13pt"/>
    </style:style>
    <style:style style:name="T11" style:family="text">
      <style:text-properties style:font-name="Arial Black" fo:font-size="13pt" officeooo:rsid="00042906" style:font-size-asian="13pt" style:font-size-complex="13pt"/>
    </style:style>
    <style:style style:name="T12" style:family="text">
      <style:text-properties style:font-name="Arial Black" fo:font-size="13pt" officeooo:rsid="00048ae8" style:font-size-asian="13pt" style:font-size-complex="13pt"/>
    </style:style>
    <style:style style:name="T13" style:family="text">
      <style:text-properties fo:font-size="12pt" fo:font-style="normal" fo:font-weight="normal" officeooo:rsid="0004290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officeooo:rsid="00042906" style:font-size-asian="12pt" style:font-size-complex="12pt"/>
    </style:style>
    <style:style style:name="T15" style:family="text">
      <style:text-properties fo:font-style="normal" fo:font-weight="normal" officeooo:rsid="00042906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22222" style:font-name="Verdana" fo:font-size="11.25pt" fo:letter-spacing="normal" fo:font-style="normal" fo:font-weight="normal"/>
    </style:style>
    <style:style style:name="T17" style:family="text">
      <style:text-properties fo:font-variant="normal" fo:text-transform="none" fo:color="#222222" fo:font-size="11.25pt" fo:letter-spacing="normal" fo:font-style="normal" fo:font-weight="normal"/>
    </style:style>
    <style:style style:name="T18" style:family="text">
      <style:text-properties fo:font-variant="normal" fo:text-transform="none" fo:color="#222222" style:font-name="Arial Black" fo:font-size="11.25pt" fo:letter-spacing="normal" fo:font-style="normal" fo:font-weight="normal"/>
    </style:style>
    <style:style style:name="T19" style:family="text">
      <style:text-properties fo:font-variant="normal" fo:text-transform="none" fo:color="#222222" style:font-name="Arial Black" fo:letter-spacing="normal" fo:font-style="normal" fo:font-weight="normal"/>
    </style:style>
    <style:style style:name="T20" style:family="text">
      <style:text-properties fo:font-variant="normal" fo:text-transform="none" fo:color="#222222" style:font-name="Arial Black" fo:font-size="13pt" fo:letter-spacing="normal" fo:font-style="normal" fo:font-weight="normal" style:font-size-asian="13pt" style:font-size-complex="13pt"/>
    </style:style>
    <style:style style:name="T21" style:family="text">
      <style:text-properties fo:font-variant="normal" fo:text-transform="none" fo:color="#313131" style:font-name="Expressway" fo:font-size="11.25pt" fo:letter-spacing="normal" fo:font-style="normal" fo:font-weight="normal"/>
    </style:style>
    <style:style style:name="T22" style:family="text">
      <style:text-properties fo:font-variant="normal" fo:text-transform="none" fo:color="#313131" style:font-name="Expressway" fo:font-size="11.25pt" fo:letter-spacing="normal" fo:font-style="normal" fo:font-weight="normal" officeooo:rsid="0005b53a"/>
    </style:style>
    <style:style style:name="T23" style:family="text">
      <style:text-properties fo:font-variant="normal" fo:text-transform="none" fo:color="#313131" fo:font-size="11.25pt" fo:letter-spacing="normal" fo:font-style="normal" fo:font-weight="normal"/>
    </style:style>
    <style:style style:name="T24" style:family="text">
      <style:text-properties fo:font-variant="normal" fo:text-transform="none" fo:color="#313131" fo:font-size="11.25pt" fo:letter-spacing="normal" fo:font-style="normal" fo:font-weight="normal" officeooo:rsid="0005b53a"/>
    </style:style>
    <style:style style:name="T25" style:family="text">
      <style:text-properties fo:font-variant="normal" fo:text-transform="none" fo:color="#313131" fo:letter-spacing="normal" fo:font-style="normal" fo:font-weight="normal"/>
    </style:style>
    <style:style style:name="T26" style:family="text">
      <style:text-properties fo:font-variant="normal" fo:text-transform="none" fo:color="#313131" fo:letter-spacing="normal" fo:font-style="normal" fo:font-weight="normal" officeooo:rsid="0005b53a"/>
    </style:style>
    <style:style style:name="T27" style:family="text">
      <style:text-properties officeooo:rsid="00048ae8"/>
    </style:style>
    <style:style style:name="T28" style:family="text">
      <style:text-properties officeooo:rsid="0005b5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3 catégorie:</text:span><text:span text:style-name="T2">JE VEUX FAIRE RESPECTER LA LOI</text:span></text:p>
      <text:p text:style-name="P3"><text:span text:style-name="T2"><text:s text:c="14"/>JE ME PASSIONNE POUR LES NOUVELLES </text:span><text:span text:style-name="T3">technologie</text:span></text:p>
      <text:p text:style-name="P3"><text:span text:style-name="T2"><text:s text:c="13"/>J'AIME LES LANGUES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3"><text:span text:style-name="T2"><text:s text:c="2"/></text:span><text:span text:style-name="T3">métier de prédilection :</text:span><text:span text:style-name="T2"> </text:span><text:span text:style-name="T3">Police scientifique</text:span></text:p>
      <text:p text:style-name="P3"><text:span text:style-name="T3"><text:s text:c="44"/></text:span><text:span text:style-name="T2"><text:s text:c="4"/></text:span><text:span text:style-name="T1">Créer de nouvelles technologie(ingénieur)</text:span></text:p>
      <text:p text:style-name="P4"><text:s text:c="47"/>Interprète(français,coréen,anglais)(voir autres langues plus tard</text:p>
      <text:p text:style-name="P4"/>
      <text:p text:style-name="P4"/>
      <text:p text:style-name="P4">après le BAC:choix 1 partir minimum 1 an en Corée pour travailler ,vivre</text:p>
      <text:p text:style-name="P4"><text:s text:c="22"/>choix 2 rester en France pour aller à la FAC</text:p>
      <text:p text:style-name="P4"/>
      <text:p text:style-name="P4"/>
      <text:p text:style-name="P4">si choix 1 pris : si je réussi ,je reste dans ce pays</text:p>
      <text:p text:style-name="P4"><text:s text:c="26"/>si je ne réussi pas,je retourne en France et je vais a la FAC,</text:p>
      <text:p text:style-name="P4"/>
      <text:p text:style-name="P4"/>
      <text:p text:style-name="P1"><text:span text:style-name="T15">option à prendre : 1=</text:span>Mathématiques ,Langues et Littératures Étrangères ,Physique - Chimie </text:p>
      <text:p text:style-name="P1"><text:s text:c="40"/><text:span text:style-name="T4">2=</text:span>Mathématiques ,<text:span text:style-name="T27">physique chimie</text:span>,Langues et Littératures Étrangères </text:p>
      <text:p text:style-name="P1"><text:s text:c="40"/><text:span text:style-name="T4">3=Langues et Littératures Étrangères , Mathématiques</text:span></text:p>
      <text:p text:style-name="P1"/>
      <text:p text:style-name="P1"/>
      <text:p text:style-name="P1"><text:span text:style-name="T4">option à Jay de Beaufort:1=</text:span>Mathématiques ,Langues et Littératures Étrangères <text:span text:style-name="T4">(anglais),</text:span>Physique - Chimie </text:p>
      <text:p text:style-name="P1"><text:s text:c="41"/><text:span text:style-name="T4">2= Mathématiques,</text:span>Numérique et Sciences Informatiques ,Langues et Littératures Étrangères <text:span text:style-name="T4">(anglais)</text:span></text:p>
      <text:p text:style-name="P1"><text:s text:c="42"/><text:span text:style-name="T4">3=Langues et Littératures Étrangères (anglais), Mathématiques</text:span></text:p>
      <text:p text:style-name="P1"/>
      <text:p text:style-name="P1"/>
      <text:p text:style-name="P5"><text:soft-page-break/><text:span text:style-name="T11">étude police scientifique :</text:span><text:span text:style-name="T20">Bac</text:span><text:span text:style-name="T10"> +</text:span><text:span text:style-name="T20">études supérieures scientifiques comme des IUT, DUT, BTS, écoles d’ingénieur et parcours universitaires </text:span><text:span text:style-name="T10"> </text:span><text:span text:style-name="T12">(pas obligatoire)+orientation vers spécialité (</text:span><text:span text:style-name="T20">criminalistique</text:span><text:span text:style-name="T10"> </text:span><text:span text:style-name="T12">)+</text:span><text:span text:style-name="Strong_20_Emphasis"><text:span text:style-name="T20">bac + 3</text:span></text:span><text:span text:style-name="T10"> </text:span><text:span text:style-name="T12">+</text:span></text:p>
      <text:p text:style-name="P1"/>
      <text:p text:style-name="P2"><text:span text:style-name="T27">étude pour créer de nouvelle technologie :bac+</text:span><text:span text:style-name="T25">une formation de 5 ans</text:span> <text:span text:style-name="T28">(</text:span><text:span text:style-name="T25">une prépa intégrée en 2 ans et un cycle ingénieur en 3 ans</text:span><text:span text:style-name="T26">)</text:span><text:span text:style-name="T28">+</text:span><text:span text:style-name="T25">bac+1 scientifiq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Expressway" svg:font-family="Expressway, sans-serif"/>
    <style:font-face style:name="Verdana" svg:font-family="Verdana, BlinkMacSystemFont, apple-system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1T16:13:53.387000000</meta:creation-date>
    <meta:generator>LibreOffice/6.3.0.4$Windows_X86_64 LibreOffice_project/057fc023c990d676a43019934386b85b21a9ee99</meta:generator>
    <dc:date>2022-01-11T17:10:24.451000000</dc:date>
    <meta:editing-duration>PT23M32S</meta:editing-duration>
    <meta:editing-cycles>2</meta:editing-cycles>
    <meta:document-statistic meta:table-count="0" meta:image-count="0" meta:object-count="0" meta:page-count="2" meta:paragraph-count="18" meta:word-count="185" meta:character-count="1655" meta:non-whitespace-character-count="1149"/>
  </office:meta>
</office:document-meta>
</file>